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6pt" style:font-size-asian="16pt" style:font-size-complex="16pt"/>
    </style:style>
    <style:style style:name="P2" style:family="paragraph" style:parent-style-name="Preformatted_20_Text">
      <style:text-properties fo:font-size="16pt" officeooo:paragraph-rsid="00209e8c" style:font-size-asian="16pt" style:font-size-complex="16pt"/>
    </style:style>
    <style:style style:name="P3" style:family="paragraph" style:parent-style-name="Preformatted_20_Text">
      <style:text-properties fo:font-size="16pt" officeooo:rsid="0020cea0" officeooo:paragraph-rsid="0020cea0" style:font-size-asian="16pt" style:font-size-complex="16pt"/>
    </style:style>
    <style:style style:name="P4" style:family="paragraph" style:parent-style-name="Preformatted_20_Text">
      <style:text-properties fo:font-size="16pt" officeooo:rsid="0021e993" officeooo:paragraph-rsid="0021e993" style:font-size-asian="16pt" style:font-size-complex="16pt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officeooo:rsid="00209e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 <text:s text:c="7"/>DATA <text:s text:c="7"/>DATA <text:s text:c="7"/>DATA</text:p>
      <text:p text:style-name="P1"/>
      <text:p text:style-name="P1">AUDIO/VIDEO AUDIO/VIDEO AUDIO/VIDEO AUDIO/VIDEO</text:p>
      <text:p text:style-name="P1"/>
      <text:p text:style-name="P1">POWER <text:s text:c="6"/>POWER <text:s text:c="6"/>POWER <text:s text:c="6"/>POWER</text:p>
      <text:p text:style-name="P1"/>
      <text:p text:style-name="P1">PERIPHERALS PERIPHERALS PERIPHERALS PERIPHERALS</text:p>
      <text:p text:style-name="P1"/>
      <text:p text:style-name="P1">COFFEE <text:s text:c="5"/>COFFEE <text:s text:c="5"/>COFFEE <text:s text:c="5"/>COFFEE</text:p>
      <text:p text:style-name="P1"/>
      <text:p text:style-name="P1">MEDICATION <text:s/>MEDICATION <text:s/>MEDICATION <text:s/>MEDICATION</text:p>
      <text:p text:style-name="P1"/>
      <text:p text:style-name="P1">BOWLS <text:s text:c="6"/>BOWLS <text:s text:c="6"/>BOWLS <text:s text:c="6"/>BOWLS</text:p>
      <text:p text:style-name="P1"/>
      <text:p text:style-name="P1">PLATES <text:s text:c="5"/>PLATES <text:s text:c="5"/>PLATES <text:s text:c="5"/>PLATES</text:p>
      <text:p text:style-name="P1"/>
      <text:p text:style-name="P1">MUGS <text:s text:c="7"/>MUGS <text:s text:c="7"/>MUGS <text:s text:c="7"/>MUGS</text:p>
      <text:p text:style-name="P1"/>
      <text:p text:style-name="P1">CUPS <text:s text:c="7"/>CUPS <text:s text:c="7"/>CUPS <text:s text:c="7"/>CUPS</text:p>
      <text:p text:style-name="P1"/>
      <text:p text:style-name="P1">TEA <text:s text:c="8"/>TEA <text:s text:c="8"/>TEA <text:s text:c="8"/>TEA</text:p>
      <text:p text:style-name="P1"/>
      <text:p text:style-name="P1">FOOD <text:s text:c="7"/>FOOD <text:s text:c="7"/>FOOD <text:s text:c="7"/>FOOD</text:p>
      <text:p text:style-name="P1"/>
      <text:p text:style-name="P1">ETC <text:s text:c="8"/>ETC <text:s text:c="8"/>ETC <text:s text:c="8"/>ETC</text:p>
      <text:p text:style-name="P1"/>
      <text:p text:style-name="P2">SPICES <text:s text:c="5"/>SPICES <text:s text:c="5"/>SPICES <text:s text:c="5"/>SPICES<text:span text:style-name="T2"/></text:p>
      <text:p text:style-name="P2"/>
      <text:p text:style-name="P2">SUGARY <text:s text:c="5"/>SUGARY <text:s text:c="5"/>SUGARY <text:s text:c="5"/>SUGARY<text:span text:style-name="T2"/></text:p>
      <text:p text:style-name="P2"/>
      <text:p text:style-name="P2"><text:span text:style-name="T3">BOOZE</text:span> <text:s text:c="6"/><text:span text:style-name="T3">BOOZE </text:span><text:s text:c="6"/><text:span text:style-name="T3">BOOZE</text:span> <text:s text:c="6"/><text:span text:style-name="T3">BOOZE</text:span></text:p>
      <text:p text:style-name="P3"/>
      <text:p text:style-name="P3">SCHLATT <text:s text:c="4"/>SCHLATT <text:s text:c="4"/>SCHLATT <text:s text:c="4"/>SCHLATT</text:p>
      <text:p text:style-name="P3"/>
      <text:p text:style-name="P3">UWU/OWO <text:s text:c="4"/>UWU/OWO <text:s text:c="4"/>UWU/OWO <text:s text:c="4"/>UWU/OWO</text:p>
      <text:p text:style-name="P3"/>
      <text:p text:style-name="P4">DEFENSE <text:s text:c="4"/>DEFENSE <text:s text:c="4"/>DEFENSE <text:s text:c="4"/>DEFENS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02T00:53:06.972883200</dc:date>
    <meta:editing-duration>PT48M3S</meta:editing-duration>
    <meta:editing-cycles>4</meta:editing-cycles>
    <meta:generator>LibreOffice/24.2.7.2$Linux_X86_64 LibreOffice_project/420$Build-2</meta:generator>
    <meta:print-date>2025-03-02T00:53:16.677985003</meta:print-date>
    <meta:document-statistic meta:table-count="0" meta:image-count="0" meta:object-count="0" meta:page-count="1" meta:paragraph-count="19" meta:word-count="76" meta:character-count="798" meta:non-whitespace-character-count="456"/>
  </office:meta>
</office:document-meta>
</file>